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12/3/14</text:p>
      <text:p text:style-name="Standard">SIM SE Lab</text:p>
      <text:p text:style-name="Standard"/>
      <text:p text:style-name="Standard">The downfalls of my project were that there were over 2000 unfound errors. I did not start error checking the artifacts until far too late into the project. Next time I would start error checking the documents far earlier in the game. There were two things that were frustrating, the first was that every time I got new requirements I had to go back and start from the beginning. The second thing was very frustrating was that no matter how I allocated my resources, the project could not get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2-03T10:39:59</meta:creation-date>
    <dc:date>2014-12-03T10:46:09</dc:date>
    <dc:creator>user </dc:creator>
    <meta:editing-duration>P0D</meta:editing-duration>
    <meta:editing-cycles>1</meta:editing-cycles>
    <meta:document-statistic meta:table-count="0" meta:image-count="0" meta:object-count="0" meta:page-count="1" meta:paragraph-count="5" meta:word-count="97" meta:character-count="538" meta:non-whitespace-character-count="446"/>
    <meta:generator>LibreOffice/3.5$Linux_X86_64 LibreOffice_project/350m1$Build-2</meta:generator>
  </office:meta>
</office:document-meta>
</file>